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edBean.RegisteredBean( ConfigurableListableBeanFactory beanFactory , Supplier &lt; String &gt; beanName , boolean generatedBeanName , Supplier &lt; RootBeanDefinition &gt; mergedBeanDefinition , @ Nullable RegisteredBea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edBean.get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isInne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ofInnerBean( RegisteredBean parent , BeanDefinitionHolder inner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.getBea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resolveConstructorOrFactory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.getMerge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get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nerBeanResolver.InnerBeanResolver( RegisteredBean parent , @ Nullable String innerBeanName , BeanDefinition inner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edBean.isGeneratedBea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ofInnerBean( RegisteredBean parent , @ Nullable String innerBeanName , BeanDefinition innerBean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nerBeanResolver.resolveMergedBean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gisteredBean.of( ConfigurableListableBeanFactory beanFactory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gisteredBean.getBea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eredBea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nerBeanResolver.resolveInnerBean( BiFunction &lt; String , RootBeanDefinition , T &gt;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nerBeanResolver.resolveBea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gisteredBean.ofInnerBean( RegisteredBean parent , BeanDefinition innerBean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